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9">
            <text:p>29.000</text:p>
          </table:table-cell>
          <table:table-cell office:value-type="float" office:value="10">
            <text:p>10</text:p>
          </table:table-cell>
          <table:table-cell table:formula="of:=[.C3]*1.01" office:value-type="float" office:value="32.0340416369249">
            <text:p>32.0340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28.82">
            <text:p>28.8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1.8352096543509">
            <text:p>31.8352</text:p>
          </table:table-cell>
          <table:table-cell table:style-name="ce2" office:value-type="float" office:value="35.17">
            <text:p>35.1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8495601507121">
            <text:p>38.8496</text:p>
          </table:table-cell>
          <table:table-cell table:style-name="ce2" office:value-type="float" office:value="86">
            <text:p>86.0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4.9975027853636">
            <text:p>94.9975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9">
            <text:p>29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.7168729078465">
            <text:p>31.7169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28.82">
            <text:p>28.8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1.5200095587633">
            <text:p>31.5200</text:p>
          </table:table-cell>
          <table:table-cell table:style-name="ce3" table:formula="of:=[.V2]" office:value-type="float" office:value="35.17">
            <text:p>35.1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8.464911040309">
            <text:p>38.4649</text:p>
          </table:table-cell>
          <table:table-cell table:style-name="ce3" table:formula="of:=[.Y2]" office:value-type="float" office:value="86">
            <text:p>86.0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056933450855">
            <text:p>94.0569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9">
            <text:p>29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.4028444632143">
            <text:p>31.4028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28.82">
            <text:p>28.8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1.2079302562013">
            <text:p>31.2079</text:p>
          </table:table-cell>
          <table:table-cell table:style-name="ce3" table:formula="of:=[.V3]" office:value-type="float" office:value="35.17">
            <text:p>35.1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8.0840703369396">
            <text:p>38.0841</text:p>
          </table:table-cell>
          <table:table-cell table:style-name="ce3" table:formula="of:=[.Y3]" office:value-type="float" office:value="86">
            <text:p>86.0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1256766840149">
            <text:p>93.1257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9">
            <text:p>29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.0919252111033">
            <text:p>31.0919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28.82">
            <text:p>28.8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0.898940847724">
            <text:p>30.8989</text:p>
          </table:table-cell>
          <table:table-cell table:style-name="ce3" table:formula="of:=[.V4]" office:value-type="float" office:value="35.17">
            <text:p>35.1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7070003336035">
            <text:p>37.7070</text:p>
          </table:table-cell>
          <table:table-cell table:style-name="ce3" table:formula="of:=[.Y4]" office:value-type="float" office:value="86">
            <text:p>86.0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2036402812029">
            <text:p>92.2036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9">
            <text:p>29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.784084367429">
            <text:p>30.7841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28.82">
            <text:p>28.8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0.5930107403208">
            <text:p>30.5930</text:p>
          </table:table-cell>
          <table:table-cell table:style-name="ce3" table:formula="of:=[.V5]" office:value-type="float" office:value="35.17">
            <text:p>35.1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7.3336636966372">
            <text:p>37.3337</text:p>
          </table:table-cell>
          <table:table-cell table:style-name="ce3" table:formula="of:=[.Y5]" office:value-type="float" office:value="86">
            <text:p>86.0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290732951686">
            <text:p>91.290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9">
            <text:p>29.0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30.4792914529">
            <text:p>30.479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28.82">
            <text:p>28.8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0.290109643882">
            <text:p>30.2901</text:p>
          </table:table-cell>
          <table:table-cell table:style-name="ce3" table:formula="of:=[.V6]" office:value-type="float" office:value="35.17">
            <text:p>35.1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964023462017">
            <text:p>36.9640</text:p>
          </table:table-cell>
          <table:table-cell table:style-name="ce3" table:formula="of:=[.Y6]" office:value-type="float" office:value="86">
            <text:p>86.0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3868643086">
            <text:p>90.386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9">
            <text:p>29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.17751629">
            <text:p>30.1775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28.82">
            <text:p>28.8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9.9902075682">
            <text:p>29.9902</text:p>
          </table:table-cell>
          <table:table-cell table:style-name="ce3" table:formula="of:=[.V7]" office:value-type="float" office:value="35.17">
            <text:p>35.1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5980430317">
            <text:p>36.5980</text:p>
          </table:table-cell>
          <table:table-cell table:style-name="ce3" table:formula="of:=[.Y7]" office:value-type="float" office:value="86">
            <text:p>86.0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49194486">
            <text:p>89.4919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9">
            <text:p>29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9.878729">
            <text:p>29.8787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28.82">
            <text:p>28.8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9.69327482">
            <text:p>29.6933</text:p>
          </table:table-cell>
          <table:table-cell table:style-name="ce3" table:formula="of:=[.V8]" office:value-type="float" office:value="35.17">
            <text:p>35.1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6.23568617">
            <text:p>36.2357</text:p>
          </table:table-cell>
          <table:table-cell table:style-name="ce3" table:formula="of:=[.Y8]" office:value-type="float" office:value="86">
            <text:p>86.0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8.605886">
            <text:p>88.6059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9">
            <text:p>29.0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9.5829">
            <text:p>29.5829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28.82">
            <text:p>28.8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9.399282">
            <text:p>29.3993</text:p>
          </table:table-cell>
          <table:table-cell table:style-name="ce3" table:formula="of:=[.V9]" office:value-type="float" office:value="35.17">
            <text:p>35.1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876917">
            <text:p>35.8769</text:p>
          </table:table-cell>
          <table:table-cell table:style-name="ce3" table:formula="of:=[.Y9]" office:value-type="float" office:value="86">
            <text:p>86.0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7.7286">
            <text:p>87.728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9">
            <text:p>29.0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9.29">
            <text:p>29.2900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28.82">
            <text:p>28.8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9.1082">
            <text:p>29.1082</text:p>
          </table:table-cell>
          <table:table-cell table:style-name="ce3" table:formula="of:=[.V10]" office:value-type="float" office:value="35.17">
            <text:p>35.1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5217">
            <text:p>35.5217</text:p>
          </table:table-cell>
          <table:table-cell table:style-name="ce3" table:formula="of:=[.Y10]" office:value-type="float" office:value="86">
            <text:p>86.0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6.86">
            <text:p>86.860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9">
            <text:p>29.0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9">
            <text:p>29.00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28.82">
            <text:p>28.8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8.82">
            <text:p>28.8200</text:p>
          </table:table-cell>
          <table:table-cell table:style-name="ce3" table:formula="of:=[.V11]" office:value-type="float" office:value="35.17">
            <text:p>35.1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5.17">
            <text:p>35.1700</text:p>
          </table:table-cell>
          <table:table-cell table:style-name="ce3" table:formula="of:=[.Y11]" office:value-type="float" office:value="86">
            <text:p>86.0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">
            <text:p>86.0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9">
            <text:p>29.0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8.7128712871287">
            <text:p>28.7129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28.82">
            <text:p>28.8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8.5346534653465">
            <text:p>28.5347</text:p>
          </table:table-cell>
          <table:table-cell table:style-name="ce3" table:formula="of:=[.V12]" office:value-type="float" office:value="35.17">
            <text:p>35.1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8217821782178">
            <text:p>34.8218</text:p>
          </table:table-cell>
          <table:table-cell table:style-name="ce3" table:formula="of:=[.Y12]" office:value-type="float" office:value="86">
            <text:p>86.0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1485148514852">
            <text:p>85.1485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9">
            <text:p>29.0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8.4285854328007">
            <text:p>28.4286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28.82">
            <text:p>28.8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8.2521321439075">
            <text:p>28.2521</text:p>
          </table:table-cell>
          <table:table-cell table:style-name="ce3" table:formula="of:=[.V13]" office:value-type="float" office:value="35.17">
            <text:p>35.1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4.4770120576414">
            <text:p>34.4770</text:p>
          </table:table-cell>
          <table:table-cell table:style-name="ce3" table:formula="of:=[.Y13]" office:value-type="float" office:value="86">
            <text:p>86.0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3054602489952">
            <text:p>84.3055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9">
            <text:p>29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.1471142899017">
            <text:p>28.1471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28.82">
            <text:p>28.8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7.9724080632747">
            <text:p>27.9724</text:p>
          </table:table-cell>
          <table:table-cell table:style-name="ce3" table:formula="of:=[.V14]" office:value-type="float" office:value="35.17">
            <text:p>35.1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4.1356555026153">
            <text:p>34.1357</text:p>
          </table:table-cell>
          <table:table-cell table:style-name="ce3" table:formula="of:=[.Y14]" office:value-type="float" office:value="86">
            <text:p>86.0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4707527217774">
            <text:p>83.470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9">
            <text:p>29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7.8684299900017">
            <text:p>27.8684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28.82">
            <text:p>28.8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27.6954535279948">
            <text:p>27.6955</text:p>
          </table:table-cell>
          <table:table-cell table:style-name="ce3" table:formula="of:=[.V15]" office:value-type="float" office:value="35.17">
            <text:p>35.1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7976787154606">
            <text:p>33.7977</text:p>
          </table:table-cell>
          <table:table-cell table:style-name="ce3" table:formula="of:=[.Y15]" office:value-type="float" office:value="86">
            <text:p>86.0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2.6443096255222">
            <text:p>82.644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9">
            <text:p>29.0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7.5925049405957">
            <text:p>27.5925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28.82">
            <text:p>28.8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7.4212411168265">
            <text:p>27.4212</text:p>
          </table:table-cell>
          <table:table-cell table:style-name="ce3" table:formula="of:=[.V16]" office:value-type="float" office:value="35.17">
            <text:p>35.1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3.4630482331294">
            <text:p>33.4630</text:p>
          </table:table-cell>
          <table:table-cell table:style-name="ce3" table:formula="of:=[.Y16]" office:value-type="float" office:value="86">
            <text:p>86.0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1.8260491341804">
            <text:p>81.826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9">
            <text:p>29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.319311822372">
            <text:p>27.3193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28.82">
            <text:p>28.8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7.1497436800262">
            <text:p>27.1497</text:p>
          </table:table-cell>
          <table:table-cell table:style-name="ce3" table:formula="of:=[.V17]" office:value-type="float" office:value="35.17">
            <text:p>35.1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3.1317309238905">
            <text:p>33.1317</text:p>
          </table:table-cell>
          <table:table-cell table:style-name="ce3" table:formula="of:=[.Y17]" office:value-type="float" office:value="86">
            <text:p>86.0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0158902318618">
            <text:p>81.0159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9">
            <text:p>29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0488235865069">
            <text:p>27.0488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28.82">
            <text:p>28.8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6.8809343366596">
            <text:p>26.8809</text:p>
          </table:table-cell>
          <table:table-cell table:style-name="ce3" table:formula="of:=[.V18]" office:value-type="float" office:value="35.17">
            <text:p>35.1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8036939840499">
            <text:p>32.8037</text:p>
          </table:table-cell>
          <table:table-cell table:style-name="ce3" table:formula="of:=[.Y18]" office:value-type="float" office:value="86">
            <text:p>86.0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2137527048136">
            <text:p>80.213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9">
            <text:p>29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.7810134519871">
            <text:p>26.781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28.82">
            <text:p>28.8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6.6147864719402">
            <text:p>26.6148</text:p>
          </table:table-cell>
          <table:table-cell table:style-name="ce3" table:formula="of:=[.V19]" office:value-type="float" office:value="35.17">
            <text:p>35.1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4789049347029">
            <text:p>32.4789</text:p>
          </table:table-cell>
          <table:table-cell table:style-name="ce3" table:formula="of:=[.Y19]" office:value-type="float" office:value="86">
            <text:p>86.0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4195571334789">
            <text:p>79.4196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9">
            <text:p>29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5158549029575">
            <text:p>26.5159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28.82">
            <text:p>28.8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6.3512737345943">
            <text:p>26.3513</text:p>
          </table:table-cell>
          <table:table-cell table:style-name="ce3" table:formula="of:=[.V20]" office:value-type="float" office:value="35.17">
            <text:p>35.1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2.1573316185177">
            <text:p>32.1573</text:p>
          </table:table-cell>
          <table:table-cell table:style-name="ce3" table:formula="of:=[.Y20]" office:value-type="float" office:value="86">
            <text:p>86.0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6332248846325">
            <text:p>78.6332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9">
            <text:p>29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.2533216860965">
            <text:p>26.2533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28.82">
            <text:p>28.8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6.0903700342518">
            <text:p>26.0904</text:p>
          </table:table-cell>
          <table:table-cell table:style-name="ce3" table:formula="of:=[.V21]" office:value-type="float" office:value="35.17">
            <text:p>35.1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8389421965522">
            <text:p>31.8389</text:p>
          </table:table-cell>
          <table:table-cell table:style-name="ce3" table:formula="of:=[.Y21]" office:value-type="float" office:value="86">
            <text:p>86.0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7.8546781035966">
            <text:p>77.854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41.47">
            <text:p>41.470</text:p>
          </table:table-cell>
          <table:table-cell office:value-type="float" office:value="10">
            <text:p>10</text:p>
          </table:table-cell>
          <table:table-cell table:formula="of:=[.C26]*1.01" office:value-type="float" office:value="45.8086795408027">
            <text:p>45.8087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307">
            <text:p>1.30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44374111791244">
            <text:p>1.4437</text:p>
          </table:table-cell>
          <table:table-cell table:style-name="ce2" office:value-type="float" office:value="1.272">
            <text:p>1.272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40507934352305">
            <text:p>1.405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41.47">
            <text:p>41.4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45.3551282582205">
            <text:p>45.3551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307">
            <text:p>1.30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42944665139846">
            <text:p>1.4294</text:p>
          </table:table-cell>
          <table:table-cell table:style-name="ce3" table:formula="of:=[.Y25]" office:value-type="float" office:value="1.272">
            <text:p>1.272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9116766685451">
            <text:p>1.391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41.47">
            <text:p>41.4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44.9060675823965">
            <text:p>44.9061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307">
            <text:p>1.30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4152937142559">
            <text:p>1.4153</text:p>
          </table:table-cell>
          <table:table-cell table:style-name="ce3" table:formula="of:=[.Y26]" office:value-type="float" office:value="1.272">
            <text:p>1.272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37739372955892">
            <text:p>1.3774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41.47">
            <text:p>41.4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44.4614530518777">
            <text:p>44.4615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307">
            <text:p>1.30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40128090520386">
            <text:p>1.4013</text:p>
          </table:table-cell>
          <table:table-cell table:style-name="ce3" table:formula="of:=[.Y27]" office:value-type="float" office:value="1.272">
            <text:p>1.272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6375616788012">
            <text:p>1.3638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41.47">
            <text:p>41.4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44.0212406454235">
            <text:p>44.0212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307">
            <text:p>1.30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8740683683551">
            <text:p>1.3874</text:p>
          </table:table-cell>
          <table:table-cell table:style-name="ce3" table:formula="of:=[.Y28]" office:value-type="float" office:value="1.272">
            <text:p>1.272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5025363156447">
            <text:p>1.3503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41.47">
            <text:p>41.4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43.585386777647">
            <text:p>43.5854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307">
            <text:p>1.30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3736701354807">
            <text:p>1.3737</text:p>
          </table:table-cell>
          <table:table-cell table:style-name="ce3" table:formula="of:=[.Y29]" office:value-type="float" office:value="1.272">
            <text:p>1.272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3368847837272">
            <text:p>1.3369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41.47">
            <text:p>41.4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43.1538482947">
            <text:p>43.1538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307">
            <text:p>1.30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36006944107">
            <text:p>1.3601</text:p>
          </table:table-cell>
          <table:table-cell table:style-name="ce3" table:formula="of:=[.Y30]" office:value-type="float" office:value="1.272">
            <text:p>1.272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32364830072">
            <text:p>1.3236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41.47">
            <text:p>41.4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42.72658247">
            <text:p>42.7266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307">
            <text:p>1.30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346603407">
            <text:p>1.3466</text:p>
          </table:table-cell>
          <table:table-cell table:style-name="ce3" table:formula="of:=[.Y31]" office:value-type="float" office:value="1.272">
            <text:p>1.272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310542872">
            <text:p>1.3105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41.47">
            <text:p>41.4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42.303547">
            <text:p>42.3035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307">
            <text:p>1.30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3332707">
            <text:p>1.3333</text:p>
          </table:table-cell>
          <table:table-cell table:style-name="ce3" table:formula="of:=[.Y32]" office:value-type="float" office:value="1.272">
            <text:p>1.272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975672">
            <text:p>1.2976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41.47">
            <text:p>41.4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41.8847">
            <text:p>41.884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307">
            <text:p>1.30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32007">
            <text:p>1.3201</text:p>
          </table:table-cell>
          <table:table-cell table:style-name="ce3" table:formula="of:=[.Y33]" office:value-type="float" office:value="1.272">
            <text:p>1.272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8472">
            <text:p>1.2847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41.47">
            <text:p>41.4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41.47">
            <text:p>41.4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307">
            <text:p>1.30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307">
            <text:p>1.3070</text:p>
          </table:table-cell>
          <table:table-cell table:style-name="ce3" table:formula="of:=[.Y34]" office:value-type="float" office:value="1.272">
            <text:p>1.272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72">
            <text:p>1.272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41.47">
            <text:p>41.4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41.0594059405941">
            <text:p>41.0594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307">
            <text:p>1.30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9405940594059">
            <text:p>1.2941</text:p>
          </table:table-cell>
          <table:table-cell table:style-name="ce3" table:formula="of:=[.Y35]" office:value-type="float" office:value="1.272">
            <text:p>1.272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5940594059406">
            <text:p>1.2594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41.47">
            <text:p>41.4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40.652877168905">
            <text:p>40.652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307">
            <text:p>1.30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8124693657485">
            <text:p>1.2812</text:p>
          </table:table-cell>
          <table:table-cell table:style-name="ce3" table:formula="of:=[.Y36]" office:value-type="float" office:value="1.272">
            <text:p>1.272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469365748456">
            <text:p>1.2469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41.47">
            <text:p>41.4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40.2503734345594">
            <text:p>40.250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307">
            <text:p>1.30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26856132334143">
            <text:p>1.2686</text:p>
          </table:table-cell>
          <table:table-cell table:style-name="ce3" table:formula="of:=[.Y37]" office:value-type="float" office:value="1.272">
            <text:p>1.272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23459066816396">
            <text:p>1.2346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41.47">
            <text:p>41.4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39.8518548857024">
            <text:p>39.8519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307">
            <text:p>1.30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25600131023904">
            <text:p>1.2560</text:p>
          </table:table-cell>
          <table:table-cell table:style-name="ce3" table:formula="of:=[.Y38]" office:value-type="float" office:value="1.272">
            <text:p>1.272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22236699818214">
            <text:p>1.222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41.47">
            <text:p>41.4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39.4572820650519">
            <text:p>39.4573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307">
            <text:p>1.30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24356565370202">
            <text:p>1.2436</text:p>
          </table:table-cell>
          <table:table-cell table:style-name="ce3" table:formula="of:=[.Y39]" office:value-type="float" office:value="1.272">
            <text:p>1.272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21026435463578">
            <text:p>1.2103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41.47">
            <text:p>41.4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39.0666159059919">
            <text:p>39.0666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307">
            <text:p>1.30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23125312247725">
            <text:p>1.2313</text:p>
          </table:table-cell>
          <table:table-cell table:style-name="ce3" table:formula="of:=[.Y40]" office:value-type="float" office:value="1.272">
            <text:p>1.272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9828153924335">
            <text:p>1.1983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41.47">
            <text:p>41.4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38.6798177287049">
            <text:p>38.6798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307">
            <text:p>1.30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21906249750223">
            <text:p>1.2191</text:p>
          </table:table-cell>
          <table:table-cell table:style-name="ce3" table:formula="of:=[.Y41]" office:value-type="float" office:value="1.272">
            <text:p>1.272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8641736558748">
            <text:p>1.1864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41.47">
            <text:p>41.4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38.2968492363415">
            <text:p>38.2968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307">
            <text:p>1.30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20699257178438">
            <text:p>1.2070</text:p>
          </table:table-cell>
          <table:table-cell table:style-name="ce3" table:formula="of:=[.Y42]" office:value-type="float" office:value="1.272">
            <text:p>1.272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746706589975">
            <text:p>1.1747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41.47">
            <text:p>41.4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37.9176725112292">
            <text:p>37.9177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307">
            <text:p>1.30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9504215028157">
            <text:p>1.1950</text:p>
          </table:table-cell>
          <table:table-cell table:style-name="ce3" table:formula="of:=[.Y43]" office:value-type="float" office:value="1.272">
            <text:p>1.272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6304025643317">
            <text:p>1.1630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41.47">
            <text:p>41.4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37.542250011118">
            <text:p>37.5423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307">
            <text:p>1.30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8321004978373">
            <text:p>1.1832</text:p>
          </table:table-cell>
          <table:table-cell table:style-name="ce3" table:formula="of:=[.Y44]" office:value-type="float" office:value="1.272">
            <text:p>1.272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5152500636947">
            <text:p>1.151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86545">
            <text:p>78654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206077">
            <text:p>2206077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015／04／27</text:date>, <text:time>12:08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7T12:08:41.86</dc:date>
    <meta:editing-duration>P33DT3H21M40S</meta:editing-duration>
    <meta:editing-cycles>107</meta:editing-cycles>
    <meta:generator>OpenOffice/4.1.1$Win32 OpenOffice.org_project/411m6$Build-9775</meta:generator>
    <meta:document-statistic meta:table-count="6" meta:cell-count="3468" meta:object-count="0"/>
  </office:meta>
</office:document-meta>
</file>